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5257in" style:rel-column-width="5150*"/>
    </style:style>
    <style:style style:name="Table1.C" style:family="table-column">
      <style:table-column-properties style:column-width="0.5264in" style:rel-column-width="5151*"/>
    </style:style>
    <style:style style:name="Table1.D" style:family="table-column">
      <style:table-column-properties style:column-width="0.5257in" style:rel-column-width="5146*"/>
    </style:style>
    <style:style style:name="Table1.E" style:family="table-column">
      <style:table-column-properties style:column-width="1.8986in" style:rel-column-width="18591*"/>
    </style:style>
    <style:style style:name="Table1.F" style:family="table-column">
      <style:table-column-properties style:column-width="0.4743in" style:rel-column-width="4642*"/>
    </style:style>
    <style:style style:name="Table1.G" style:family="table-column">
      <style:table-column-properties style:column-width="2.2167in" style:rel-column-width="2170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a9a9a9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1688in" fo:background-color="transparent">
        <style:background-image/>
      </style:table-row-properties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9" style:family="table-row">
      <style:table-row-properties style:min-row-height="0.159in"/>
    </style:style>
    <style:style style:name="Table1.A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1pt" fo:font-weight="normal" officeooo:rsid="000d0384" officeooo:paragraph-rsid="000d0384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1pt" fo:font-style="italic" fo:font-weight="bold" officeooo:rsid="000d0384" officeooo:paragraph-rsid="000d0384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0d0384" officeooo:paragraph-rsid="000d0384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00f4983" officeooo:paragraph-rsid="000f4983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01ba1ef" officeooo:paragraph-rsid="001ba1ef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6pt" officeooo:rsid="00159933" officeooo:paragraph-rsid="00159933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0e1d73" officeooo:paragraph-rsid="000e1d73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rsid="000e3fef" officeooo:paragraph-rsid="000e3fef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0f4983" officeooo:paragraph-rsid="000f4983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10f034" officeooo:paragraph-rsid="0010f034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16ffad" officeooo:paragraph-rsid="0016ffad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13cc23" officeooo:paragraph-rsid="0013cc23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1adb52" officeooo:paragraph-rsid="001adb52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1ba1ef" officeooo:paragraph-rsid="001ba1ef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officeooo:rsid="001e2dfb" officeooo:paragraph-rsid="001e2dfb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rsid="002018e7" officeooo:paragraph-rsid="002018e7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rsid="00203c96" officeooo:paragraph-rsid="00203c96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rsid="00229627" officeooo:paragraph-rsid="00229627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6pt" officeooo:rsid="0023c48f" officeooo:paragraph-rsid="0023c48f" style:font-size-asian="6pt" style:font-size-complex="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5a25a" style:font-style-asian="italic" style:font-weight-asian="bold" style:font-style-complex="italic" style:font-weight-complex="bold"/>
    </style:style>
    <style:style style:name="T3" style:family="text">
      <style:text-properties officeooo:rsid="001ba1ef"/>
    </style:style>
    <style:style style:name="T4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</text:span><text:span text:style-name="T1">able of Content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Chapter</text:p>
          </table:table-cell>
          <table:table-cell table:style-name="Table1.A1" office:value-type="string">
            <text:p text:style-name="P6">Week</text:p>
          </table:table-cell>
          <table:table-cell table:style-name="Table1.A1" office:value-type="string">
            <text:p text:style-name="P4">Etude Number</text:p>
          </table:table-cell>
          <table:table-cell table:style-name="Table1.A1" office:value-type="string">
            <text:p text:style-name="P4">Day</text:p>
          </table:table-cell>
          <table:table-cell table:style-name="Table1.A1" office:value-type="string">
            <text:p text:style-name="P4">Title</text:p>
          </table:table-cell>
          <table:table-cell table:style-name="Table1.A1" office:value-type="string">
            <text:p text:style-name="P4">Page Number</text:p>
          </table:table-cell>
          <table:table-cell table:style-name="Table1.G1" office:value-type="string">
            <text:p text:style-name="P4">Musescore Link</text:p>
          </table:table-cell>
        </table:table-row>
        <table:table-row table:style-name="Table1.2">
          <table:table-cell table:style-name="Table1.A2" office:value-type="string">
            <text:p text:style-name="P15">0<text:span text:style-name="T3">0</text:span></text:p>
          </table:table-cell>
          <table:table-cell table:style-name="Table1.B2" office:value-type="string">
            <text:p text:style-name="P16">N/A</text:p>
          </table:table-cell>
          <table:table-cell table:style-name="Table1.C2" office:value-type="string">
            <text:p text:style-name="P15">N/A</text:p>
          </table:table-cell>
          <table:table-cell table:style-name="Table1.D2" office:value-type="string">
            <text:p text:style-name="P15">N/A</text:p>
          </table:table-cell>
          <table:table-cell table:style-name="Table1.E2" office:value-type="string">
            <text:p text:style-name="P15">Chapter 0<text:span text:style-name="T3">0</text:span>: Fundamental Scales and Modes</text:p>
          </table:table-cell>
          <table:table-cell table:style-name="Table1.F2" office:value-type="string">
            <text:p text:style-name="P15">00-00a</text:p>
          </table:table-cell>
          <table:table-cell table:style-name="Table1.G2" office:value-type="string">
            <text:p text:style-name="P15">N/A</text:p>
          </table:table-cell>
        </table:table-row>
        <table:table-row table:style-name="Table1.2">
          <table:table-cell table:style-name="Table1.B2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9">00A</text:p>
          </table:table-cell>
          <table:table-cell table:style-name="Table1.A2" office:value-type="string">
            <text:p text:style-name="P9">Monday</text:p>
          </table:table-cell>
          <table:table-cell table:style-name="Table1.E2" office:value-type="string">
            <text:p text:style-name="P7"><text:s/>Reading notes in all registers</text:p>
          </table:table-cell>
          <table:table-cell table:style-name="Table1.F2" office:value-type="string">
            <text:p text:style-name="P10">00-01</text:p>
          </table:table-cell>
          <table:table-cell table:style-name="Table1.G2" office:value-type="string">
            <text:p text:style-name="P7"><text:a xlink:type="simple" xlink:href="https://musescore.com/user/18100066/scores/8791206" text:style-name="Internet_20_link" text:visited-style-name="Visited_20_Internet_20_Link">https://musescore.com/user/18100066/scores/8791206</text:a></text:p>
          </table:table-cell>
        </table:table-row>
        <table:table-row table:style-name="Table1.2">
          <table:table-cell table:style-name="Table1.B2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11">Sharps</text:p>
          </table:table-cell>
          <table:table-cell table:style-name="Table1.F2" office:value-type="string">
            <text:p text:style-name="P11">00-03</text:p>
          </table:table-cell>
          <table:table-cell table:style-name="Table1.G2" office:value-type="string">
            <text:p text:style-name="P7"><text:a xlink:type="simple" xlink:href="https://musescore.com/user/18100066/scores/8791608" text:style-name="Internet_20_link" text:visited-style-name="Visited_20_Internet_20_Link">https://musescore.com/user/18100066/scores/8791608</text:a></text:p>
          </table:table-cell>
        </table:table-row>
        <table:table-row table:style-name="Table1.5">
          <table:table-cell table:style-name="Table1.B2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12">Flats</text:p>
          </table:table-cell>
          <table:table-cell table:style-name="Table1.F2" office:value-type="string">
            <text:p text:style-name="P8">00-05</text:p>
          </table:table-cell>
          <table:table-cell table:style-name="Table1.G2" office:value-type="string">
            <text:p text:style-name="P7"><text:a xlink:type="simple" xlink:href="https://musescore.com/user/18100066/scores/8791689" text:style-name="Internet_20_link" text:visited-style-name="Visited_20_Internet_20_Link">https://musescore.com/user/18100066/scores/8791689</text:a></text:p>
          </table:table-cell>
        </table:table-row>
        <table:table-row table:style-name="Table1.2">
          <table:table-cell table:style-name="Table1.B2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12">Sharps – Cycle of Fifths</text:p>
          </table:table-cell>
          <table:table-cell table:style-name="Table1.F2" office:value-type="string">
            <text:p text:style-name="P13">00-07</text:p>
          </table:table-cell>
          <table:table-cell table:style-name="Table1.G2" office:value-type="string">
            <text:p text:style-name="P7"><text:a xlink:type="simple" xlink:href="https://musescore.com/user/18100066/scores/8791719" text:style-name="Internet_20_link" text:visited-style-name="Visited_20_Internet_20_Link">https://musescore.com/user/18100066/scores/8791719</text:a></text:p>
          </table:table-cell>
        </table:table-row>
        <table:table-row table:style-name="Table1.2">
          <table:table-cell table:style-name="Table1.B2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14">Flats – Cycle of Fifths</text:p>
          </table:table-cell>
          <table:table-cell table:style-name="Table1.F2" office:value-type="string">
            <text:p text:style-name="P13">00-09</text:p>
          </table:table-cell>
          <table:table-cell table:style-name="Table1.G2" office:value-type="string">
            <text:p text:style-name="P7"><text:a xlink:type="simple" xlink:href="https://musescore.com/user/18100066/scores/8791734" text:style-name="Internet_20_link" text:visited-style-name="Visited_20_Internet_20_Link">https://musescore.com/user/18100066/scores/8791734</text:a></text:p>
          </table:table-cell>
        </table:table-row>
        <table:table-row table:style-name="Table1.2">
          <table:table-cell table:style-name="Table1.B2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7">Aeolian modes/Minor Blues scales</text:p>
          </table:table-cell>
          <table:table-cell table:style-name="Table1.F2" office:value-type="string">
            <text:p text:style-name="P16">00-11</text:p>
          </table:table-cell>
          <table:table-cell table:style-name="Table1.G2" office:value-type="string">
            <text:p text:style-name="P7"><text:a xlink:type="simple" xlink:href="https://musescore.com/user/18100066/scores/8596574" text:style-name="Internet_20_link" text:visited-style-name="Visited_20_Internet_20_Link">https://musescore.com/user/18100066/scores/8596574</text:a></text:p>
          </table:table-cell>
        </table:table-row>
        <table:table-row>
          <table:table-cell table:style-name="Table1.B2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7">Locrian modes/Major Blues scales</text:p>
          </table:table-cell>
          <table:table-cell table:style-name="Table1.F2" office:value-type="string">
            <text:p text:style-name="P18">00-15</text:p>
          </table:table-cell>
          <table:table-cell table:style-name="Table1.G2" office:value-type="string">
            <text:p text:style-name="P7"><text:a xlink:type="simple" xlink:href="https://musescore.com/user/18100066/scores/8606333" text:style-name="Internet_20_link" text:visited-style-name="Visited_20_Internet_20_Link">https://musescore.com/user/18100066/scores/8606333</text:a></text:p>
          </table:table-cell>
        </table:table-row>
        <table:table-row>
          <table:table-cell table:style-name="Table1.B2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7">Ionian modes/Whole Tone scales</text:p>
          </table:table-cell>
          <table:table-cell table:style-name="Table1.F2" office:value-type="string">
            <text:p text:style-name="P18">00-19</text:p>
          </table:table-cell>
          <table:table-cell table:style-name="Table1.G2" office:value-type="string">
            <text:p text:style-name="P7"><text:a xlink:type="simple" xlink:href="https://musescore.com/user/18100066/scores/8610158" text:style-name="Internet_20_link" text:visited-style-name="Visited_20_Internet_20_Link">https://musescore.com/user/18100066/scores/8610158</text:a></text:p>
          </table:table-cell>
        </table:table-row>
        <table:table-row>
          <table:table-cell table:style-name="Table1.B2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7">Dorian modes/Minor Pentatonic scales</text:p>
          </table:table-cell>
          <table:table-cell table:style-name="Table1.F2" office:value-type="string">
            <text:p text:style-name="P18">00-23</text:p>
          </table:table-cell>
          <table:table-cell table:style-name="Table1.G2" office:value-type="string">
            <text:p text:style-name="P7"><text:a xlink:type="simple" xlink:href="https://musescore.com/user/18100066/scores/8629712" text:style-name="Internet_20_link" text:visited-style-name="Visited_20_Internet_20_Link">https://musescore.com/user/18100066/scores/8629712</text:a></text:p>
          </table:table-cell>
        </table:table-row>
        <table:table-row>
          <table:table-cell table:style-name="Table1.B2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7">Phrygian modes/Locrian modes</text:p>
          </table:table-cell>
          <table:table-cell table:style-name="Table1.F2" office:value-type="string">
            <text:p text:style-name="P18">00-27</text:p>
          </table:table-cell>
          <table:table-cell table:style-name="Table1.G2" office:value-type="string">
            <text:p text:style-name="P7"><text:a xlink:type="simple" xlink:href="https://musescore.com/user/18100066/scores/8647794" text:style-name="Internet_20_link" text:visited-style-name="Visited_20_Internet_20_Link">https://musescore.com/user/18100066/scores/8647794</text:a></text:p>
          </table:table-cell>
        </table:table-row>
        <table:table-row table:style-name="Table1.2">
          <table:table-cell table:style-name="Table1.B2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7">Lydian modes/Lydian Dominant scales</text:p>
          </table:table-cell>
          <table:table-cell table:style-name="Table1.F2" office:value-type="string">
            <text:p text:style-name="P19">00-31</text:p>
          </table:table-cell>
          <table:table-cell table:style-name="Table1.G2" office:value-type="string">
            <text:p text:style-name="P7"><text:a xlink:type="simple" xlink:href="https://musescore.com/user/18100066/scores/8667951" text:style-name="Internet_20_link" text:visited-style-name="Visited_20_Internet_20_Link">https://musescore.com/user/18100066/scores/8667951</text:a></text:p>
          </table:table-cell>
        </table:table-row>
        <table:table-row table:style-name="Table1.2">
          <table:table-cell table:style-name="Table1.B2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7">Mixolydian modes/Mixolydian b6 scales</text:p>
          </table:table-cell>
          <table:table-cell table:style-name="Table1.F2" office:value-type="string">
            <text:p text:style-name="P20">00-35</text:p>
          </table:table-cell>
          <table:table-cell table:style-name="Table1.G2" office:value-type="string">
            <text:p text:style-name="P7"><text:a xlink:type="simple" xlink:href="https://musescore.com/user/18100066/scores/8670888" text:style-name="Internet_20_link" text:visited-style-name="Visited_20_Internet_20_Link">https://musescore.com/user/18100066/scores/8670888</text:a></text:p>
          </table:table-cell>
        </table:table-row>
        <table:table-row table:style-name="Table1.2">
          <table:table-cell table:style-name="Table1.B2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7">Melodic Minor scales</text:p>
          </table:table-cell>
          <table:table-cell table:style-name="Table1.F2" office:value-type="string">
            <text:p text:style-name="P20">00-39</text:p>
          </table:table-cell>
          <table:table-cell table:style-name="Table1.G2" office:value-type="string">
            <text:p text:style-name="P7"><text:a xlink:type="simple" xlink:href="https://musescore.com/user/18100066/scores/8679615" text:style-name="Internet_20_link" text:visited-style-name="Visited_20_Internet_20_Link">https://musescore.com/user/18100066/scores/8679615</text:a></text:p>
          </table:table-cell>
        </table:table-row>
        <table:table-row table:style-name="Table1.2">
          <table:table-cell table:style-name="Table1.B2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7">Harmonic Minor scales/Aeolian modes</text:p>
          </table:table-cell>
          <table:table-cell table:style-name="Table1.F2" office:value-type="string">
            <text:p text:style-name="P20">00-43</text:p>
          </table:table-cell>
          <table:table-cell table:style-name="Table1.G2" office:value-type="string">
            <text:p text:style-name="P7"><text:a xlink:type="simple" xlink:href="https://musescore.com/user/18100066/scores/8710266" text:style-name="Internet_20_link" text:visited-style-name="Visited_20_Internet_20_Link">https://musescore.com/user/18100066/scores/8710266</text:a></text:p>
          </table:table-cell>
        </table:table-row>
        <table:table-row table:style-name="Table1.2">
          <table:table-cell table:style-name="Table1.B2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7">Diminished scales</text:p>
          </table:table-cell>
          <table:table-cell table:style-name="Table1.F2" office:value-type="string">
            <text:p text:style-name="P20">00-47</text:p>
          </table:table-cell>
          <table:table-cell table:style-name="Table1.G2" office:value-type="string">
            <text:p text:style-name="P7"><text:a xlink:type="simple" xlink:href="https://musescore.com/user/18100066/scores/8815875" text:style-name="Internet_20_link" text:visited-style-name="Visited_20_Internet_20_Link">https://musescore.com/user/18100066/scores/8815875</text:a></text:p>
          </table:table-cell>
        </table:table-row>
        <table:table-row table:style-name="Table1.2">
          <table:table-cell table:style-name="Table1.B2" office:value-type="string">
            <text:p text:style-name="P21">00</text:p>
          </table:table-cell>
          <table:table-cell table:style-name="Table1.B2" office:value-type="string">
            <text:p text:style-name="P21">03</text:p>
          </table:table-cell>
          <table:table-cell table:style-name="Table1.C2" office:value-type="string">
            <text:p text:style-name="P21">03A</text:p>
          </table:table-cell>
          <table:table-cell table:style-name="Table1.A2" office:value-type="string">
            <text:p text:style-name="P17">Monday</text:p>
          </table:table-cell>
          <table:table-cell table:style-name="Table1.E2" office:value-type="string">
            <text:p text:style-name="P7">Rock and Roll scales/Minor Blues scales</text:p>
          </table:table-cell>
          <table:table-cell table:style-name="Table1.F2" office:value-type="string">
            <text:p text:style-name="P22">00-51</text:p>
          </table:table-cell>
          <table:table-cell table:style-name="Table1.G2" office:value-type="string">
            <text:p text:style-name="P7"><text:a xlink:type="simple" xlink:href="https://musescore.com/user/18100066/scores/8924385" text:style-name="Internet_20_link" text:visited-style-name="Visited_20_Internet_20_Link">https://musescore.com/user/18100066/scores/8924385</text:a></text:p>
          </table:table-cell>
        </table:table-row>
        <table:table-row table:style-name="Table1.19"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2-12-01T20:51:17.419614593</dc:date>
    <meta:editing-duration>PT1H34M20S</meta:editing-duration>
    <meta:editing-cycles>15</meta:editing-cycles>
    <meta:document-statistic meta:table-count="1" meta:image-count="0" meta:object-count="0" meta:page-count="1" meta:paragraph-count="128" meta:word-count="187" meta:character-count="1728" meta:non-whitespace-character-count="1666"/>
  </office:meta>
</office:document-meta>
</file>